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 style:list-style-name="L2">
      <style:graphic-properties draw:fill-color="#ffffff" fo:min-height="11.331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" style:family="paragraph"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6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5cm" fo:margin-bottom="0.1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ize="19pt" style:font-size-asian="19pt" style:font-size-complex="19pt"/>
    </style:style>
    <style:style style:name="T1" style:family="text">
      <style:text-properties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font-size="19pt" fo:font-weight="normal" style:font-size-asian="19pt" style:font-weight-asian="normal" style:font-size-complex="19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fo:background-color="transparent" style:font-name-asian="Noto Sans CJK SC" style:font-size-asian="19pt" style:font-style-asian="normal" style:font-weight-asian="bold" style:font-name-complex="Lohit Devanagari" style:font-size-complex="1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✳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✳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Liste des User Stories <text:line-break/>(persona Visiteur)</text:p>
          </draw:text-box>
        </draw:frame>
        <draw:frame presentation:style-name="pr2" draw:text-style-name="P4" draw:layer="layout" svg:width="26.8cm" svg:height="11.331cm" svg:x="0.8cm" svg:y="3.8cm" presentation:class="subtitle" presentation:user-transformed="true">
          <draw:text-box>
            <text:list text:style-name="L2">
              <text:list-item>
                <text:p text:style-name="P1"><text:span text:style-name="T1">En tant que</text:span><text:span text:style-name="T2"> visiteur </text:span><text:span text:style-name="T1">je souhaite</text:span><text:span text:style-name="T2">: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Découvrir les formations proposé par Eron Santé </text:span><text:span text:style-name="T1">afin d</text:span><text:span text:style-name="T2">’utiliser mes crédit DPC ou me faire financer la formation via FIFPL (</text:span><text:span text:style-name="T1">Ecran des formations)</text:span></text:p>
                  </text:list-item>
                  <text:list-item>
                    <text:p text:style-name="P2"><text:span text:style-name="T2">Lire les dernières actualités liées à mon métier </text:span><text:span text:style-name="T1">afin d’</text:span><text:span text:style-name="T3">être au courant des évolutions/informations liées à mon métier (</text:span><text:span text:style-name="T1">Ecran des actualités)</text:span></text:p>
                  </text:list-item>
                  <text:list-item>
                    <text:p text:style-name="P2"><text:span text:style-name="T3">Obtenir les informations sur Eron Santé </text:span><text:span text:style-name="T1">afin de </text:span><text:span text:style-name="T3">les contacter pour en savoir plus sur leurs formations (</text:span><text:span text:style-name="T1">Ecran Contac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"><text:span text:style-name="T4">Obtenir une réponse rapide à une question </text:span><text:span text:style-name="T5">afin </text:span><text:span text:style-name="T4">d’éviter de passer par un contact (telephonique ou courriel) </text:span><text:span text:style-name="T5">(Ecran FAQ)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6">Liste des User Stories <text:line-break/>(persona Apprenant)</text:p>
          </draw:text-box>
        </draw:frame>
        <draw:frame presentation:style-name="pr4" draw:text-style-name="P9" draw:layer="layout" svg:width="26.8cm" svg:height="10.6cm" svg:x="0.8cm" svg:y="4.6cm" presentation:class="outline" presentation:user-transformed="true">
          <draw:text-box>
            <text:list text:style-name="L5">
              <text:list-item>
                <text:p text:style-name="P7"><text:span text:style-name="T1">En tant qu</text:span><text:span text:style-name="T2">’apprenant je souhaite:</text:span></text:p>
                <text:list>
                  <text:list-item>
                    <text:p text:style-name="P8"><text:span text:style-name="T2">Pouvoir me connecter avec mon identifiant et mot de passe </text:span><text:span text:style-name="T1">afin d’</text:span><text:span text:style-name="T3">accéder à mon espace personnel</text:span></text:p>
                  </text:list-item>
                  <text:list-item>
                    <text:p text:style-name="P8"><text:span text:style-name="T3">Pouvoir accéder à mes formations en ligne </text:span><text:span text:style-name="T1">afin de </text:span><text:span text:style-name="T3"><text:s/>réaliser mes modules et quiz</text:span></text:p>
                  </text:list-item>
                  <text:list-item>
                    <text:p text:style-name="P8"><text:span text:style-name="T3">Pouvoir configurer mes notifications smartphone </text:span><text:span text:style-name="T1">afin d’</text:span><text:span text:style-name="T3">obtenir des rappels sur la date de fin de formation </text:span><text:span text:style-name="T3">et de poursuivre mon apprentissage</text:span></text:p>
                  </text:list-item>
                  <text:list-item>
                    <text:p text:style-name="P8"><text:span text:style-name="T3">Pouvoir visualiser un résumé/bilan de mon avancement dans mes formations </text:span><text:span text:style-name="T1">afin de </text:span><text:span text:style-name="T3">savoir où j’en suis , </text:span><text:span text:style-name="T3">ce qu’il me reste à faire et ce que j’ai déjà réalisé</text:span></text:p>
                  </text:list-item>
                  <text:list-item>
                    <text:p text:style-name="P8"><text:span text:style-name="T3">Pouvoir acheter de nouvelles formations depuis mon espace personnel </text:span><text:span text:style-name="T1">afin de </text:span><text:span text:style-name="T3">réaliser d’autres </text:span><text:span text:style-name="T3">formations qui pourrait m’intéress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09:13:38.385541236</meta:creation-date>
    <dc:date>2021-06-02T09:37:43.358418507</dc:date>
    <meta:editing-duration>PT9M34S</meta:editing-duration>
    <meta:editing-cycles>1</meta:editing-cycles>
    <meta:document-statistic meta:object-count="29"/>
    <meta:generator>LibreOffice/6.4.7.2$Linux_X86_64 LibreOffice_project/40$Build-2</meta:generator>
  </office:meta>
</office:document-meta>
</file>